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paragraph-properties fo:margin-left="1.744cm" fo:margin-right="1.84cm" fo:line-height="150%" fo:text-align="justify" style:justify-single-word="false" fo:text-indent="0cm" style:auto-text-indent="false"/>
      <style:text-properties style:font-name="Arial"/>
    </style:style>
    <style:style style:name="P6" style:family="paragraph" style:parent-style-name="Standard">
      <style:paragraph-properties fo:margin-left="1.707cm" fo:margin-right="1.894cm" fo:line-height="150%" fo:text-align="justify" style:justify-single-word="false" fo:text-indent="0cm" style:auto-text-indent="false"/>
      <style:text-properties style:font-name="Arial"/>
    </style:style>
    <style:style style:name="T1" style:family="text">
      <style:text-properties style:font-name="Arial"/>
    </style:style>
    <style:style style:name="T2" style:family="text">
      <style:text-properties fo:background-color="#ffff00"/>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s Hobbes give the sovereign too much power?</text:p>
      <text:p text:style-name="P2"/>
      <text:p text:style-name="P3">'Perhaps the most enduring criticism of Hobbes's political philosophy is that it provides for an absolute sovereign that poses a great threat to individual freedom.'<text:note text:id="ftn1" text:note-class="footnote"><text:note-citation>1</text:note-citation><text:note-body><text:p text:style-name="Footnote">Van Mill, p 21. Van Mill wrote to rescue Hobbes by defending civil liberties in Hobbes's Commonwealth.</text:p></text:note-body></text:note></text:p>
      <text:p text:style-name="P2"/>
      <text:p text:style-name="P4">The question highlights a significant topic of discussion in the considerable body of Hobbes scholarship: power. Does Hobbes give the sovereign too much power? How is his absolutism to be understood? What are the constraints and freedoms for both subject and sovereign in Hobbes's commonwealth? The prime question and these further aspects continue to be debated as Hobbes's has been understood as an authoritarian due to the absolutism of his political philosophy in Leviathan and his other writings.</text:p>
      <text:p text:style-name="P4"/>
      <text:p text:style-name="P4">Hobbes is relevant today because he defined the need for a sovereign to govern a commonwealth, because of his theories on the obligations and duties of subjects or citizens of that commonwealth and his apparent endorsement of the democratic institutionalisation of sovereignty within the commonwealth. His assessment and recommendations have cast <text:s/>a long shadow over western political philosophy. </text:p>
      <text:p text:style-name="P4"/>
      <text:p text:style-name="P4">My argument is that Hobbes grants excessive power to the sovereign he creates and in demonstrating my argument I will show the great threat posed by this absolute governor. To show this I will outline Hobbes's thought experiment in Leviathan<text:note text:id="ftn2" text:note-class="footnote"><text:note-citation>2</text:note-citation><text:note-body><text:p text:style-name="Footnote">Throughout this essay I will reference pages in Leviathan to the Penguin Classics Hobbes, T. (1985) edition of the book in simple parenthesis.</text:p></text:note-body></text:note> into the natural state of humanity and his account of the need of a sovereign. The perpetuation of sovereign and subject in a social contract will be briefly examined. In doing so I will highlight the arguments of academics who seek to rescue Hobbes from the charge of authoritarianism by constructing a liberalised, almost sanitised, account in their exegesis. I will then examine aspects of the power available to the sovereign in order to support my argument that Hobbes's Leviathan is given too much power. <text:s/>Throughout this essay I will aim to compliment the argument of Tarlton<text:note text:id="ftn3" text:note-class="footnote"><text:note-citation>3</text:note-citation><text:note-body><text:p text:style-name="Footnote">Tarlton, C.D. provides a through examination of what he terms 'The Liberalization of Leviathan' in Part 1 of 'The Despotical Doctrine of Hobbes'</text:p></text:note-body></text:note>.</text:p>
      <text:p text:style-name="P4"/>
      <text:p text:style-name="P4">Hobbes wrote to define the “matter, forme and power of a common-wealth”<text:note text:id="ftn4" text:note-class="footnote"><text:note-citation>4</text:note-citation><text:note-body><text:p text:style-name="Footnote">The subtitle of Leviathan as shown on the title plate of Hobbes, T. (1985)</text:p></text:note-body></text:note>. To do so he dissolves socio-political constraints on the individual in a thought experiment. That Hobbes conducts a rational thought experiment rather than constructing a political theory based on religious appeals shows us that he was a humanist and atheist. Hobbes's psychology of the human condition, the 'matter' of a commonwealth<text:note text:id="ftn5" text:note-class="footnote"><text:note-citation>5</text:note-citation><text:note-body><text:p text:style-name="Footnote">I have understood the <text:span text:style-name="T1">“matter, forme and power” Hobbes speaks of as psychology, sociology and political philosophy respectively.</text:span></text:p></text:note-body></text:note>, forms the first part of his book Leviathan. In summary, Hobbes is a pessimist in his view of humanity. While he shows that humans have a desire for peace<text:note text:id="ftn6" text:note-class="footnote"><text:note-citation>6</text:note-citation><text:note-body><text:p text:style-name="Footnote">“That every man, ought to endeavour Peace” is one of Hobbes's Natural Laws (p190)</text:p></text:note-body></text:note>, his evaluation of our psychology concludes a innate capacity for violence and murder and a paramount desire for self-preservation<text:note text:id="ftn7" text:note-class="footnote"><text:note-citation>7</text:note-citation><text:note-body><text:p text:style-name="Footnote">“The Second, the summe of the Right of Nature; which is By all means we can, to defend our selves.” (p190)</text:p></text:note-body></text:note>. Hobbes is equally pessimistic about human beings interacting with each other. His sociology is one of individualism, with humans having “no pleasure, (but on the contrary a greate deale of griefe) in keeping company” (p185) with each other.</text:p>
      <text:p text:style-name="P4"/>
      <text:p text:style-name="P4">Hobbes's purposes in writing Leviathan was to show the need for 'government', so his thought experiment removes external restraint on an individual human being in order ascertain if there is a need for what he dismantles. Without government, humans live in a 'state of nature', where all <text:s/>live with complete liberty. For Hobbes, complete liberty, his 'state of nature', is rationally undesirable for human beings. This is because without constraints humans live with a perpetual fear of experiencing violence at the hands of another human in competition for the resources needed to stay alive. Hobbes's thought experiment concludes that human beings will rationally choose to divest themselves of the complete liberty they have in the 'state of nature' to a sovereign which has the power to provide security and protection for them:</text:p>
      <text:p text:style-name="P4"/>
      <text:p text:style-name="P5">“For by this Authoritie, given him by every particular man in the Common-Wealth, he hath the use of so much Power and Strength conferred on him, that by terror thereof, he is inabled to forme the wills of them all, to Peace at home, and mutuall ayd against their enemies abroad.” (p.227-8)</text:p>
      <text:p text:style-name="P4"/>
      <text:p text:style-name="P4">Our consent in partially divesting our liberty to the sovereign binds us and the sovereign in a social contract. Both consent and obligation in the contract are tacit. An explicit declaration by a group of humans in a state of nature to institute a sovereign need not have ever occurred – Hobbes's Leviathan could have evolved from convention into mass-practice before arriving at the sovereign ruler of a territory he describes. That the contractual obligation is assumed and not codified in a constitution is particularly concerning, given the power the absolute ruler has at their disposal (see below). </text:p>
      <text:p text:style-name="P4"/>
      <text:p text:style-name="P4">Now that I have considered the instituting of a sovereign in Hobbes's commonwealth, I will outline the power available to this office. In doing so I will demonstrate that Hobbes's sovereign is given too much power and that there are no practical constraints on it, leaving his Leviathan prone to abuse of power leading to tyranny.</text:p>
      <text:p text:style-name="P4"/>
      <text:p text:style-name="P4">The sovereign constructed in Leviathan is the sole and absolute authority in the area governed. The sovereign is so defined in order that there be a final arbiter in the area protected by the institutions power, to keep the peace, and provide the security Hobbes deems necessary for society to flourish. Talton observes that many authors 'see' the absolutism in Leviathan but explain it away as a technical necessity, 'commonplace and unproblematic': “'Absolute' became only an inoffensive and indistinct adjective for modifying 'sovereignty', 'power' and 'authority'”<text:note text:id="ftn8" text:note-class="footnote"><text:note-citation>8</text:note-citation><text:note-body><text:p text:style-name="Footnote">TALTON, C.D., (599-600)</text:p></text:note-body></text:note>. I find in Hobbes's doctrine of absolutism the same despot as Talton and will now go on to show how this absolutism gives the sovereign too much power.</text:p>
      <text:p text:style-name="P4"/>
      <text:p text:style-name="P4">The sovereign, as arbiter of justice, is entitled to promulgate any legislation. Furthermore, the sovereign is placed by Hobbes outside of the framework within which final justice is obtained. This is the principal example of how the sovereign is given too much power: Hobbes's sovereign is beyond the law. While Hobbes attempts to provide some constraints on a sovereign beyond the reach of law; such as the requirement for promulgated legislation to be 'just'<text:note text:id="ftn9" text:note-class="footnote"><text:note-citation>9</text:note-citation><text:note-body><text:p text:style-name="Footnote">Find example in the text for this</text:p></text:note-body></text:note>, and his attempts to provide some compulsion towards the common good<text:note text:id="ftn10" text:note-class="footnote"><text:note-citation>10</text:note-citation><text:note-body><text:p text:style-name="Footnote">Find example in the text for this</text:p></text:note-body></text:note>: the sovereign is primarily guided by <text:span text:style-name="T2">Hobbes to preserve his power and authority</text:span><text:span text:style-name="T2"><text:note text:id="ftn11" text:note-class="footnote"><text:note-citation>11</text:note-citation><text:note-body><text:p text:style-name="Footnote">Find example in the text for this and quote directly in the essay</text:p></text:note-body></text:note></text:span>. This provides the potential for the abuse of power and a pathway to tyranny.</text:p>
      <text:p text:style-name="P4"/>
      <text:p text:style-name="P4">It is possible to counter this claim with Hobbes insistence that natural, i.e. pre-political, law continues into civil law governed society. Yet I think that this 'constraint' is flimsy: the only relevant natural law that remains in Hobbes civil society is that of self-preservation and this only comes into play when the sovereign attempts to punish a subject for disobedience.</text:p>
      <text:p text:style-name="P4"/>
      <text:p text:style-name="P4">Some authors do not see the positioning of the sovereign outside of the rule of law as problematic. Indeed it can be argued that the sovereign must be outside the rule of law in order that law can be promulgated and final arbitration achieved. But by not challenging this core principle of Hobbes's commonwealth, or by accepting this idea and by some 'slight of hand'<text:note text:id="ftn12" text:note-class="footnote"><text:note-citation>12</text:note-citation><text:note-body><text:p text:style-name="Footnote">Who does this phrase come from?</text:p></text:note-body></text:note> sanitising the clear and present danger of a sovereign beyond direct accountability to their subjects or by highlighting weak 'constraints' on the sovereign, these academics are contributing to what Talton calls 'the liberalisation of Leviathan'.</text:p>
      <text:p text:style-name="P4"/>
      <text:p text:style-name="P4">This crucial placing of the sovereign outside of the framework that justice is received within is related to one of the duties of the sovereign: education. Hobbes places a duty on the sovereign to educate their subjects. Hobbes counsels sovereigns to promulgate not only <text:s/><text:span text:style-name="T3">just</text:span> legislation, but also <text:span text:style-name="T3">understandable</text:span> legislation. This duty is derived from Hobbes conclusion that an educated subject will understand and uphold the social order within which they live and enjoy their existence out of the 'state of nature'. An educated subject will also understand the reason for the political and judicial framework and will accept justice from it.</text:p>
      <text:p text:style-name="P4"/>
      <text:p text:style-name="P4">The provision of education goes hand in hand with the right of censorship Hobbes gives his sovereign. In Hobbes's commonwealth the sovereign is entitled to control the doctrines in public discourse. This right can be utilised in a number of ways. It can be used to silence dissent in the commonwealth<text:note text:id="ftn13" text:note-class="footnote"><text:note-citation>13</text:note-citation><text:note-body><text:p text:style-name="Footnote">Silencing dissent would be part of Hobbes's obligation on the sovereign to preserve their own office. See above and footnote XX</text:p></text:note-body></text:note>, and, more positively, it can be used to protect subjects of the commonwealth from persecution on the basis of their sex, race, gender, etc. Control of 'hate-speak' has been a method by which western liberal democracies have pursued an anti-discrimination agenda, most recently with the Racial and Religious Hatred Act 2006<text:note text:id="ftn14" text:note-class="footnote"><text:note-citation>14</text:note-citation><text:note-body><text:p text:style-name="Footnote">The full bill can be found at <text:a xlink:type="simple" xlink:href="http://www.opsi.gov.uk/acts/acts2006/20060001.htm">http://www.opsi.gov.uk/acts/acts2006/20060001.htm</text:a> and for commentary on <text:s/>the impact of this bill on freedom of speech see <text:a xlink:type="simple" xlink:href="http://politics.guardian.co.uk/homeaffairs/story/0,,1698850,00.html">http://politics.guardian.co.uk/homeaffairs/story/0,,1698850,00.html</text:a></text:p></text:note-body></text:note> passed by the sovereign government of the United Kingdom.</text:p>
      <text:p text:style-name="P4"/>
      <text:p text:style-name="P4">Van Mill argues compellingly that the 'Boundaries of Freedom' in Hobbes's commonwealth are wide and secure. He agrees with Hobbes that education is the duty of the sovereign and highlights the 'virtues of character that the state has to inculcate'. He argues that Hobbes's censorship is a light touch and points out that the banning of books, even those likely to challenge the rule of Monarchy, is not advocated. In place of prohibition, Hobbes would have us educated by publishing of 'masterful corrective' works.<text:note text:id="ftn15" text:note-class="footnote"><text:note-citation>15</text:note-citation><text:note-body><text:p text:style-name="Footnote">Van Mill, D. p23-24</text:p></text:note-body></text:note></text:p>
      <text:p text:style-name="P4"/>
      <text:p text:style-name="P4">I make the link between these two duties, education and control of doctrine to draw attention to the potential tyrannical abuse by an absolute sovereign. In George Orwell's <text:span text:style-name="T3">1984</text:span> these two duties are shown taken to there most extreme conclusion. In the case of the first, the eduction of children is used as means of control. Children are educated by the sovereign, 'Big Brother', to spy on and accuse their own parents. In the case of the second, Newspeak, the “official language of Oceania...devised to meet the ideological needs of Ingsoc, or English Socialism”, is a means of controlling the doctrines in Big Brother's commonwealth. The publishing of 'masterful corrective' works falls to the Ministry of Truth.</text:p>
      <text:p text:style-name="P4"/>
      <text:p text:style-name="P6">“When Newspeak had been adopted once and for all and Oldspeak forgotten, a heretical thought – that is, a thought diverging from the principles of Ingsoc – should be literally unthinkable, at least so far as thought is dependent on words.” <text:note text:id="ftn16" text:note-class="footnote"><text:note-citation>16</text:note-citation><text:note-body><text:p text:style-name="Footnote">Orwell, G. (2000) p.917</text:p></text:note-body></text:note></text:p>
      <text:p text:style-name="P4"/>
      <text:p text:style-name="P4">Orwell gives a graphic example of absolute power wielded by a tyrannical government in his satire. My choice of 1984 as an example of the excesses Big Brother / Leviathan is able to impose on his subjects may seem a little unfair. After all Hobbes conceded that his preference for monarchy with absolute government in the hands of a single passion-led human was open to this office being abused: “And though of so unlimited a Power, men may fancy many evill consequences” Hobbes writes. “...yet the consequences of the want of it (the state of nature) are much worse” (p.260) he continues, providing his own defence to this charge.</text:p>
      <text:p text:style-name="P4"/>
      <text:p text:style-name="P4">In the introduction to Leviathan Hobbes's appears only too aware of the challenging aspects of his discourse: “I know not how the world will receive it, nor how it may reflect on those that shall seem to favour it. For in a way beset with those that contend on one side for too great Liberty, and on the other side for too much Authority, 'tis hard to pass between the points of both unwounded.”<text:note text:id="ftn18" text:note-class="footnote"><text:note-citation>17</text:note-citation><text:note-body><text:p text:style-name="Footnote">(p.75)</text:p></text:note-body></text:note> Let us see how he did. As discussed, there are those who see in Leviathan and Hobbes's other writings an absolute sovereign consensually instituted with only sufficient power as to maintain peace and security through the guarantee of justice. For those authors, a liberal 'balance of power' notion is sufficient. The relationship between sovereign and subject is harmonious and in balance as the former desires to maintain their position and governs the later, who themselves do not desire the alternative of the 'state of nature', equitably and justly. For Van Mill the point is that “political power is necessary but because of this it is also necessarily dangerous. Hobbes that that the ill-use of such power will usually end in a disruption of the peace and hence is bad for all involved.”<text:note text:id="ftn0" text:note-class="footnote"><text:note-citation>18</text:note-citation><text:note-body><text:p text:style-name="Footnote">Van Mill, p.36</text:p></text:note-body></text:note></text:p>
      <text:p text:style-name="P4"/>
      <text:p text:style-name="P4">For others, such as Talton who's view of the power available to Hobbes's sovereign is that it leads directly to tyranny and arbitrary despotism<text:note text:id="ftn17" text:note-class="footnote"><text:note-citation>19</text:note-citation><text:note-body><text:p text:style-name="Footnote">Talton, C.D., p. 587</text:p></text:note-body></text:note>, Hobbes should not be considered a 'proto-liberal'. The power given to the sovereign by Hobbes is too great and, as I have shown with the graphic example from Orwell, absolute compound power creates the fearful 'state of nature' that Hobbes's was trying to rescue us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text:number-lines="false" text:line-number="0"/>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0-29T10:19:23</meta:creation-date>
    <dc:creator>Rob Dyke</dc:creator>
    <dc:date>2006-12-03T11:47:50</dc:date>
    <dc:language>en-GB</dc:language>
    <meta:editing-cycles>34</meta:editing-cycles>
    <meta:editing-duration>P1DT4H21M48S</meta:editing-duration>
    <meta:user-defined meta:name="Info 1"/>
    <meta:user-defined meta:name="Info 2"/>
    <meta:user-defined meta:name="Info 3"/>
    <meta:user-defined meta:name="Info 4"/>
    <meta:document-statistic meta:table-count="0" meta:image-count="0" meta:object-count="0" meta:page-count="6" meta:paragraph-count="41" meta:word-count="2273" meta:character-count="13767"/>
  </office:meta>
</office:document-meta>
</file>